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fo:language="pt" fo:country="BR" officeooo:rsid="0005948c" officeooo:paragraph-rsid="0005948c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language="pt" fo:country="BR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language="pt" fo:country="BR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1155cc" style:text-line-through-style="none" style:text-line-through-type="none" style:font-name="Arial" fo:font-size="11pt" fo:language="pt" fo:country="BR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0" style:family="text">
      <style:text-properties fo:font-weight="normal"/>
    </style:style>
    <style:style style:name="T11" style:family="text">
      <style:text-properties officeooo:rsid="00069b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a33b3e18-7fff-beb2-d227-98dede0d057d"/>TAG Linux (Entrega até dia 08/04)</text:p>
      <text:p text:style-name="P1"/>
      <text:p text:style-name="P3">Primeira Parte </text:p>
      <text:p text:style-name="P5"><text:span text:style-name="T1">Instale o Arch linux e faça com que um vídeo do youtube seja executado </text:span><text:span text:style-name="T2">com som. </text:span><text:span text:style-name="T5"> </text:span><text:span text:style-name="T1">Faça um relatório da instalação com fotos e/ou vídeo. </text:span></text:p>
      <text:p text:style-name="P1"/>
      <text:p text:style-name="P4"><text:span text:style-name="T4">link para o tutorial: </text:span><text:a xlink:type="simple" xlink:href="https://wiki.archlinux.org/title/Installation_guide_(Português)" text:style-name="Internet_20_link" text:visited-style-name="Visited_20_Internet_20_Link"><text:span text:style-name="T9">https://wiki.archlinux.org/title/Installation_guide_(Português)</text:span></text:a><text:span text:style-name="T7"> </text:span></text:p>
      <text:p text:style-name="P1"/>
      <text:p text:style-name="P3">Segunda Parte:</text:p>
      <text:p text:style-name="P5"><text:span text:style-name="T2">1. Explique com suas palavras o que faz o comando utilizado para instalar o Arch Linux “arch-chroot”</text:span><text:span text:style-name="T1">.</text:span></text:p>
      <text:p text:style-name="P1"/>
      <text:p text:style-name="P3">2. Como funciona o comando do terminal sudo?</text:p>
      <text:p text:style-name="P2">R:</text:p>
      <text:p text:style-name="P2"><text:span text:style-name="T11">funciona da seguinte forma digitamos “sudo &lt;parametro&gt;”, ao chamar o comando sudo, passamos o parametro que </text:span><text:s/></text:p>
      <text:p text:style-name="P3">3. Em um servidor web precisou-se dar acesso para que um usuário execute seus arquivos “.php”.  </text:p>
      <text:p text:style-name="P1"/>
      <text:p text:style-name="P3">4. Detalhe 3 Shell’s e suas respectivas diferenças.</text:p>
      <text:p text:style-name="P1"/>
      <text:p text:style-name="P3">5. Qual a diferenças entre um serviço no Linux e um processo?</text:p>
      <text:p text:style-name="P1"/>
      <text:p text:style-name="P3">6. Por que é errado chamar o Linux de Sistema Operacional?</text:p>
      <text:p text:style-name="P1"/>
      <text:p text:style-name="P3">7. Para que servem as entradas na árvore de diretórios do Linux:</text:p>
      <text:p text:style-name="P6">a. /dev/stdout</text:p>
      <text:p text:style-name="P1"/>
      <text:p text:style-name="P6">b. /tmp/.X11-unix</text:p>
      <text:p text:style-name="P1"/>
      <text:p text:style-name="P6">c. /proc/cpuinfo</text:p>
      <text:p text:style-name="P1"/>
      <text:p text:style-name="P6">d. /etc/shadow</text:p>
      <text:p text:style-name="P1"/>
      <text:p text:style-name="P6"><text:soft-page-break/>e. /var/spool</text:p>
      <text:p text:style-name="P1"/>
      <text:p text:style-name="P6">f. /etc/fstab</text:p>
      <text:p text:style-name="P1"/>
      <text:p text:style-name="P3">8. Qual a diferença entre o /tmp/.X11-unix para as outras entradas?</text:p>
      <text:p text:style-name="P1"/>
      <text:p text:style-name="P3">9. O que são links no Linux? E qual(is) a(s) diferença(s) entre um hard link e um soft link?</text:p>
      <text:p text:style-name="P1"/>
      <text:p text:style-name="P3">10. Por que ao se ligar um dispositivo periférico a um sistema computacional com Linux ele deve ser montado para poder ser utilizado?</text:p>
      <text:p text:style-name="P1"/>
      <text:p text:style-name="P3">11. Qual a função da variável de ambiente PATH?</text:p>
      <text:p text:style-name="P1"/>
      <text:p text:style-name="P3">12. Quais as vantagens de se colocar o diretório /home em uma outra partição separada do “/” ?</text:p>
      <text:p text:style-name="P1"/>
      <text:p text:style-name="P3">13. O que são os sistemas de init? Quais as diferenças entre o sysvinit e o systemd?</text:p>
      <text:p text:style-name="P1"/>
      <text:p text:style-name="P3">14. Pra que servem as flags especiais de permissão do Linux setuid, setgid e sticky bit?</text:p>
      <text:p text:style-name="P1"><text:span text:style-name="T10"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8:15:31.780988158</meta:creation-date>
    <dc:date>2022-04-02T19:03:36.675637897</dc:date>
    <meta:editing-duration>PT18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266" meta:character-count="1565" meta:non-whitespace-character-count="1314"/>
  </office:meta>
</office:document-meta>
</file>